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ce9c9d" officeooo:paragraph-rsid="00079c4d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3bfc9" officeooo:paragraph-rsid="00079c4d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e9c9d" officeooo:paragraph-rsid="00079c4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fd5c5" officeooo:paragraph-rsid="00079c4d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0e860" officeooo:paragraph-rsid="00079c4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1b5f9" officeooo:paragraph-rsid="00079c4d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23ae9" officeooo:paragraph-rsid="00079c4d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e8f5eb" officeooo:paragraph-rsid="00079c4d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2456a" officeooo:paragraph-rsid="00079c4d" style:font-size-asian="12pt" style:font-weight-asian="normal" style:font-size-complex="12pt" style:font-weight-complex="normal"/>
    </style:style>
    <style:style style:name="T1" style:family="text">
      <style:text-properties officeooo:rsid="01e755cd"/>
    </style:style>
    <style:style style:name="T2" style:family="text">
      <style:text-properties officeooo:rsid="00cfd5c5"/>
    </style:style>
    <style:style style:name="T3" style:family="text">
      <style:text-properties officeooo:rsid="00ce9c9d"/>
    </style:style>
    <style:style style:name="T4" style:family="text">
      <style:text-properties officeooo:rsid="014ba424"/>
    </style:style>
    <style:style style:name="T5" style:family="text">
      <style:text-properties officeooo:rsid="01e80ef9"/>
    </style:style>
    <style:style style:name="T6" style:family="text">
      <style:text-properties officeooo:rsid="036642df"/>
    </style:style>
    <style:style style:name="T7" style:family="text">
      <style:text-properties officeooo:rsid="00d0e860"/>
    </style:style>
    <style:style style:name="T8" style:family="text">
      <style:text-properties officeooo:rsid="01e8cfd3"/>
    </style:style>
    <style:style style:name="T9" style:family="text">
      <style:text-properties officeooo:rsid="00d23ae9"/>
    </style:style>
    <style:style style:name="T10" style:family="text">
      <style:text-properties officeooo:rsid="00d1b5f9"/>
    </style:style>
    <style:style style:name="T11" style:family="text">
      <style:text-properties officeooo:rsid="00d78b5f"/>
    </style:style>
    <style:style style:name="T12" style:family="text">
      <style:text-properties officeooo:rsid="01e8f5eb"/>
    </style:style>
    <style:style style:name="T13" style:family="text">
      <style:text-properties officeooo:rsid="01ea3df3"/>
    </style:style>
    <style:style style:name="T14" style:family="text">
      <style:text-properties officeooo:rsid="036810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>Помыв руки и освежив лицо под краном в туалете, я подымаюсь на верхний этаж.</text:p>
      <text:p text:style-name="P3">Официантка приносит суп. На скатерти заглаженная утюгом складка. Я провожу по ней ладонью — складка исчезает. </text:p>
      <text:p text:style-name="P3">Ну, ещё бы — <text:span text:style-name="T1">после </text:span>стольк<text:span text:style-name="T1">их</text:span> пелёнок <text:span text:style-name="T1">могу разглаживать простым возложеньем рук</text:span>.</text:p>
      <text:p text:style-name="P3">Я приступаю есть рыбный суп по рецептам портового города. Зал пуст.</text:p>
      <text:p text:style-name="P3">Неподалёку возвышение с колонками и усилителями ресторанной группы. </text:p>
      <text:p text:style-name="P3">Что бы такое послушать? <text:span text:style-name="T2">Ну, пусть будет «Smokie». </text:span></text:p>
      <text:p text:style-name="P4">Я щёлкаю пальцами. Тишина. </text:p>
      <text:p text:style-name="P4">Что такое? Я не всемогущий?!! Или по другому включается?</text:p>
      <text:p text:style-name="P4">И тут меня охватывает сокрушительное, как нежданный удар, чувство просчёта. Где-то допущен непоправимый просчёт. Где-то я ошибся.</text:p>
      <text:p text:style-name="P4">Не могу есть суп. Рис превратился в мелко дроблёные ракушки и те осели на дно тарелки слоем мелких перламутровых осколков. </text:p>
      <text:p text:style-name="P4">Где-то я ошибся. Что-то я забыл. Но что?</text:p>
      <text:p text:style-name="P4">Я начинаю ходить от стола к столу. Подошедшей официантке объясняю, что я не могу есть, я что-то забыл.</text:p>
      <text:p text:style-name="P4">- Что?</text:p>
      <text:p text:style-name="P4">- Я забыл пиджак в туалете,- говорю я первое, что взбрело на ум.</text:p>
      <text:p text:style-name="P4"><text:span text:style-name="T1">И в этот миг д</text:span>верь в зал <text:span text:style-name="T1">при</text:span>открывается и аккуратненький пенсионер объявляет, что меня зовут в раздевалку. </text:p>
      <text:p text:style-name="P4">Я спускаюсь вниз <text:span text:style-name="T3">— </text:span>к барьеру раздевалки, где женщина с одесским выговором отдаёт мне пиджак, который тот старичок принёс ей из туалета.</text:p>
      <text:p text:style-name="P4">- А ведь полные карманы были...- с укором говорит мне она.</text:p>
      <text:p text:style-name="P4">Я подымаюсь заплатить за суп из перламутра.</text:p>
      <text:p text:style-name="P4"/>
      <text:p text:style-name="P4">Это как в той настольной игре, когда подымаешься всё выше и выше по извилистой дорожке из цифр, а потом стремительно скатываешься в трубу прочерченную до самого низа. </text:p>
      <text:p text:style-name="P4">Я выкатываюсь на улицу из ресторана «Братислава», где сознательно оставил в туалете свой пиджак, потому что в нём документы и деньги, а я вступ<text:span text:style-name="T4">а</text:span>л и был принят в новый сверкающий мир, где деньги и документы ни к <text:s/>чему.</text:p>
      <text:p text:style-name="P4">По пути на автостанцию я замечаю длинную прореху у себя на брюках. На бедре. От правого кармана. И дальше уже иду прикрывая её пиджаком с пустыми карманами — без даров от нового мира, которые не сумел сохранить.</text:p>
      <text:p text:style-name="P4">В автоматической камере хранения моих вещей не оказалось.</text:p>
      <text:p text:style-name="P5">На последний рубль я покупаю билет <text:span text:style-name="T1">до</text:span> Южн<text:span text:style-name="T1">ого</text:span> и вместе с копейками сдачи прячу в задний карман.</text:p>
      <text:p text:style-name="P5">Автобус битком; пассажиры стоят в проходе. Моя соседка по сиденью, неслышно вздыхая, трёт не<text:span text:style-name="T1">сводимое</text:span> пятно на своей юбке.</text:p>
      <text:p text:style-name="P5">Я знаю, <text:span text:style-name="T1">что её запятнанность</text:span> — <text:s/>моя вина, как и то, что душный автобус останавливается у каждого светофора — <text:span text:style-name="T4">на каждом горит </text:span>красный. </text:p>
      <text:p text:style-name="P5">Потом он долго стоит на перекопанной траншеями улице, пропуская нескончаемую дружину недовольных пионеров, что плетутся в пыли вдоль земляных куч. </text:p>
      <text:p text:style-name="P5">Моя вина — испор<text:span text:style-name="T5">чен</text:span> праздник.</text:p>
      <text:p text:style-name="P5"><text:span text:style-name="T5">Н</text:span>а остановках <text:s/><text:span text:style-name="T5">з</text:span>а городом пассажиры <text:span text:style-name="T5">мало-помалу</text:span> покидают автобус; я тоже выхожу на предпоследней — неправильно явиться в Южный с такой прорехой, как раненый копьём в ногу Спартак.</text:p>
      <text:p text:style-name="P5"/>
      <text:p text:style-name="P5">На окраине посёлка я уважительно здороваюсь с пацаном лет двенадцати и прошу иголку с ниткой.</text:p>
      <text:p text:style-name="P5">Он понимающе отводит меня в укромный бурьян позади забора из крупных каменных <text:soft-page-break/>кубиков с широкими швами раствора кладки, уходи<text:span text:style-name="T4">т</text:span> и возвращается с другом, у которого есть игла <text:span text:style-name="T5">на</text:span> длинной чёрной нитк<text:span text:style-name="T5">е</text:span>.</text:p>
      <text:p text:style-name="P6">Пацаны садятся на забор спиной ко мне, я снимаю брюки и начинаю зашивать <text:span text:style-name="T5">лопнувший</text:span> шов. </text:p>
      <text:p text:style-name="P6">По ту сторону забора <text:span text:style-name="T5">визжат</text:span> колёса, <text:span text:style-name="T5">грохочут</text:span> моторы машин по непростым дорогам <text:s/>нескончаемой вселенской битвы. </text:p>
      <text:p text:style-name="P6">Пацаны сидят, как будто вовсе не при <text:span text:style-name="T5">чём и</text:span> <text:span text:style-name="T6">это не за их</text:span> спино<text:span text:style-name="T5">ю,</text:span> в бурьянах, <text:s/>член РВС <text:span text:style-name="T5">штопает рану на бедре</text:span>.</text:p>
      <text:p text:style-name="P6">С благодарностью возвращаю им иглу <text:span text:style-name="T5">с</text:span> нитк<text:span text:style-name="T5">ой</text:span>.</text:p>
      <text:p text:style-name="P6">Оставшись один, <text:span text:style-name="T4">я </text:span>достаю «Беломор», закуриваю, <text:span text:style-name="T5">и</text:span> целиком вгоняю <text:span text:style-name="T5">остаток о</text:span>бгоре<text:span text:style-name="T5">вшей</text:span> спичк<text:span text:style-name="T5">и</text:span> в землю. </text:p>
      <text:p text:style-name="P6">Как она взвыла! </text:p>
      <text:p text:style-name="P6">Истошн<text:span text:style-name="T5">о</text:span> отчаянным голосом <text:span text:style-name="T7">— </text:span>та пегая корова под деревом <text:span text:style-name="T5">неподалёку</text:span>. </text:p>
      <text:p text:style-name="P6">Да <text:s/>не знал <text:span text:style-name="T5">же я</text:span>, <text:span text:style-name="T4">что всё настолько тесно связано</text:span>!</text:p>
      <text:p text:style-name="P6"/>
      <text:p text:style-name="P6"><text:span text:style-name="T5">И я</text:span> пошёл <text:span text:style-name="T5">сквозь</text:span> заросли ивняка, над которым зависла <text:span text:style-name="T5">в вышине </text:span>большущая, как аист, птица в сопровожден<text:span text:style-name="T5">ьи неподвижного</text:span> эскорта из птиц поменьше. </text:p>
      <text:p text:style-name="P6">Так вот он — главный. <text:s/></text:p>
      <text:p text:style-name="P6">Бог ты или дьявол <text:span text:style-name="T8">мне </text:span>уж не понять, всё <text:span text:style-name="T8">чересчур смешалось, </text:span>слишком сплелось и спуталось в этом мире.</text:p>
      <text:p text:style-name="P6"><text:span text:style-name="T8">И</text:span> — вот он я, <text:span text:style-name="T8">и у меня нет ничего, лишь</text:span> документы, блокнотик, ручка и платочек с корабликом. Давай <text:span text:style-name="T8">же </text:span>заключать договор, <text:span text:style-name="T9"><text:s/>ведь, кажется, так</text:span> положено?</text:p>
      <text:p text:style-name="P7">Я <text:span text:style-name="T8">вынимаю</text:span> ручку и автобусный билет.</text:p>
      <text:p text:style-name="P7"><text:s/>Как составлять <text:span text:style-name="T8">подобный</text:span> договор <text:span text:style-name="T8">мне не известно</text:span>, поэтому <text:span text:style-name="T8">я </text:span>просто ставлю подпись <text:s/><text:span text:style-name="T8">пониже </text:span>ряд<text:span text:style-name="T8">а</text:span> цифр выбиты<text:span text:style-name="T8">х </text:span><text:s/>кассовым аппаратом автостанции. <text:s/></text:p>
      <text:p text:style-name="P7"><text:span text:style-name="T8">Р</text:span>учку кладу <text:span text:style-name="T8">в карман, а </text:span>билет на листья гибкой ивовой <text:span text:style-name="T8">развилки</text:span>. </text:p>
      <text:p text:style-name="P7">Я оборачиваюсь спино<text:span text:style-name="T8">ю</text:span> к договору — <text:span text:style-name="T8">играем по-честному, без подглядки</text:span>.</text:p>
      <text:p text:style-name="P7"><text:span text:style-name="T8">Резкий п</text:span>орыв ветра взвихрил кусты, но когда я обернулся билет <text:span text:style-name="T8">оставался</text:span> всё <text:span text:style-name="T8">на той же развилке</text:span>, только <text:span text:style-name="T8">был </text:span>перевёрнут на обратную <text:span text:style-name="T10">— </text:span>чистую сторону. </text:p>
      <text:p text:style-name="P7"><text:span text:style-name="T8">Так вот к</text:span>акая у тебя подпись? <text:span text:style-name="T11">Чётко — такую не подделать!</text:span></text:p>
      <text:p text:style-name="P7"/>
      <text:p text:style-name="P7">Я вышел <text:span text:style-name="T8">из ивняка </text:span>к <text:span text:style-name="T8">высокому </text:span>кирпичному корпусу, похожему на центральный склад завода КПВРЗ, <text:s/>и <text:span text:style-name="T8">начал </text:span><text:s/><text:span text:style-name="T8">спрашивать где тут</text:span> отдел кадров. </text:p>
      <text:p text:style-name="P7">Мне сказали, что всё уже закрыто, но после второй смены пойдёт автобус в город, надо <text:span text:style-name="T8">подо</text:span>ждать. Я долго ждал, потом долго ехал сквозь ночь маленьким автобусом ПАЗ. </text:p>
      <text:p text:style-name="P7"><text:span text:style-name="T12">Попутчики,</text:span> <text:s/>по двое-трое, <text:span text:style-name="T12">покидали салон </text:span><text:s/>на тускло освещённых улицах, пока водитель не сказал, <text:span text:style-name="T12">чтобы и я сошёл</text:span> на углу большой пустынной площади.</text:p>
      <text:p text:style-name="P8">Впереди мерцали фонари <text:span text:style-name="T9">неширокой улицы </text:span>и я пошёл вдоль заборов, <text:span text:style-name="T9">потом свернул </text:span>в<text:span text:style-name="T9">лево. </text:span>На следующем раздорожьи я снова выбрал левый <text:span text:style-name="T9">поворот. </text:span></text:p>
      <text:p text:style-name="P7">У себя за спиной я услышал цоканье когтей по асфальту. Судя по звуку, это была очень большая собака, но я совсем не боялся и не оглядывался, а просто шёл дальше.</text:p>
      <text:p text:style-name="P9">Впереди открылась та же <text:span text:style-name="T4">самая </text:span>площадь и, не доходя до неё метров двадцать, я остановился.</text:p>
      <text:p text:style-name="P9">Да, точно <text:span text:style-name="T10">— </text:span>здесь мой пост.</text:p>
      <text:p text:style-name="P9"/>
      <text:p text:style-name="P9"><text:span text:style-name="T13">Жёлтый свет истекал </text:span>от фонарного столба, <text:span text:style-name="T13">но</text:span> я <text:s/>стоял <text:span text:style-name="T13">так, чтобы он не доставал мне до ног.</text:span></text:p>
      <text:p text:style-name="P9"><text:span text:style-name="T13">О</text:span>т тёмной пятиэтажки слева через дорогу, крадучись, п<text:span text:style-name="T13">е</text:span>р<text:span text:style-name="T13">ебежала</text:span> кошка во двор одноэтажного <text:s/>дома и <text:span text:style-name="T13">там </text:span><text:s/>радостно <text:s/><text:span text:style-name="T13">забряцал</text:span> цеп<text:span text:style-name="T13">ью</text:span> п<text:span text:style-name="T13">ёс</text:span>, к которому <text:span text:style-name="T13">явилась</text:span> на свидание кошка. </text:p>
      <text:p text:style-name="P9"><text:span text:style-name="T13">Порой </text:span>перепадает <text:span text:style-name="T13">и рабам</text:span>.</text:p>
      <text:p text:style-name="P9">Когда сзади подъехал самосвал, я не уступил дорогу, а лишь вскинул вверх правую руку — ведь это мой пост. </text:p>
      <text:p text:style-name="P9">У сидящих в кабине не было голов, непроглядно чёрная тьма отрезала их им по плечи <text:soft-page-break/>освещённые фонарём <text:span text:style-name="T13">со</text:span> столб<text:span text:style-name="T13">а</text:span>. </text:p>
      <text:p text:style-name="P9">Спустившийся <text:span text:style-name="T14">из кабинки </text:span>водитель оказался с головой и даже в кепке. Он бережно отвёл меня в сторону. </text:p>
      <text:p text:style-name="P9">Я не оказывал сопротивления. </text:p>
      <text:p text:style-name="P9">Самосвал уехал, увозя второго с аспидно-чёрной тьмой на плечах. </text:p>
      <text:p text:style-name="P9">На дороге <text:s/>ч<text:span text:style-name="T14">е</text:span>рн<text:span text:style-name="T14">ели</text:span> следы <text:span text:style-name="T14">его </text:span>покрышек. Так нельзя оставлять, по этим знакам последует тьма. </text:p>
      <text:p text:style-name="P9">Я принялся затирать следы подошвами своих туфлей. </text:p>
      <text:p text:style-name="P9">Надолго <text:span text:style-name="T14">ли</text:span> их хватит? </text:p>
      <text:p text:style-name="P2">Подымался ветер, от площади прибежала пот<text:span text:style-name="T13">ереться</text:span> мне об ногу распахнутая газета. </text:p>
      <text:p text:style-name="P2">Я различил заголовок «Гробница князя». Долго же ты добиралась. </text:p>
      <text:p text:style-name="P2">Она прощально шелестнула и поскользила дальше по асфальту.</text:p>
      <text:p text:style-name="P2">Небо стало сереть. Усталая, но довольная кошка осторожно вернулась через дорогу к пятиэтажке продолжать свою <text:span text:style-name="T11">великосветскую </text:span>барскую жизнь в благородном сословии; вслед ей раздавался <text:s/>скулёж <text:span text:style-name="T13">отчаянья и умоляющее звяканье</text:span> цепи.</text:p>
      <text:p text:style-name="P2"/>
      <text:p text:style-name="P2">Наступил рассвет, но я так и стоял на посту, пока далеко н<text:span text:style-name="T14">а</text:span> площади не появилась женщина в белом платье. Она прошла влево, к невидному от моего поста краю площади. </text:p>
      <text:p text:style-name="P2">Вскоре вслед за ней появилась старуха в чёрном и пошла туда же, толкая перед собой детскую коляску. Но я знал, что в коляске нет никакого ребёнка. Там у неё яйца — белые круглые яйца. Гроздьями. </text:p>
      <text:p text:style-name="P2">И я понял, что теперь мне можно оставить этот пост и вышел на площадь.</text:p>
      <text:p text:style-name="P2">Я шёл по пустым улицам, пока не свернул в дверь проходной какой-то фабрики. </text:p>
      <text:p text:style-name="P2">В тесной дежурке я попросил воды у высокого старика в очках, чёрной робе и кепке.</text:p>
      <text:p text:style-name="P2">Он дал мне стакан воды и мы <text:span text:style-name="T11">с ним </text:span>оба <text:span text:style-name="T11">внимательно </text:span>следили проглочу ли я чёрную соринку, что плавала на поверхности.</text:p>
      <text:p text:style-name="P2">Я выпил до дна. Соринка осталась на стенке. </text:p>
      <text:p text:style-name="P2">Чёрный старик сказал мне как пройти в Бюро по трудоустройств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30:48.908394446</meta:creation-date>
    <dc:date>2017-03-02T19:30:54.905310600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8" meta:word-count="1198" meta:character-count="7460" meta:non-whitespace-character-count="6264"/>
    <meta:generator>LibreOffice/4.3.3.2$Linux_x86 LibreOffice_project/430m0$Build-2</meta:generator>
  </office:meta>
</office:document-meta>
</file>